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fo:margin-top="0cm" fo:margin-bottom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>
      <style:text-properties fo:background-color="#999999"/>
    </style:style>
    <style:style style:name="T16_3" style:family="text">
      <style:text-properties fo:background-color="#999999"/>
    </style:style>
    <style:style style:name="T16_4" style:family="text">
      <style:text-properties fo:background-color="#999999"/>
    </style:style>
    <style:style style:name="T16_5" style:family="text">
      <style:text-properties fo:background-color="#999999"/>
    </style:style>
    <style:style style:name="T16_6" style:family="text">
      <style:text-properties fo:background-color="#999999"/>
    </style:style>
    <style:style style:name="T16_7" style:family="text">
      <style:text-properties fo:background-color="#999999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>
      <style:text-properties fo:background-color="#999999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>
      <style:text-properties fo:background-color="#999999"/>
    </style:style>
    <style:style style:name="T37_3" style:family="text">
      <style:text-properties fo:background-color="#999999"/>
    </style:style>
    <style:style style:name="T37_4" style:family="text">
      <style:text-properties fo:background-color="#999999"/>
    </style:style>
    <style:style style:name="T37_5" style:family="text">
      <style:text-properties fo:background-color="#999999"/>
    </style:style>
    <style:style style:name="T37_6" style:family="text">
      <style:text-properties fo:background-color="#999999"/>
    </style:style>
    <style:style style:name="T37_7" style:family="text">
      <style:text-properties fo:background-color="#999999"/>
    </style:style>
    <style:style style:name="T37_8" style:family="text">
      <style:text-properties fo:background-color="#999999"/>
    </style:style>
    <style:style style:name="T37_9" style:family="text">
      <style:text-properties fo:background-color="#999999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background-color="#999999"/>
    </style:style>
    <style:style style:name="T38_2" style:family="text">
      <style:text-properties fo:background-color="#999999"/>
    </style:style>
    <style:style style:name="T38_3" style:family="text">
      <style:text-properties fo:background-color="#999999"/>
    </style:style>
    <style:style style:name="T38_4" style:family="text">
      <style:text-properties fo:background-color="#999999"/>
    </style:style>
    <style:style style:name="T38_5" style:family="text">
      <style:text-properties fo:background-color="#999999"/>
    </style:style>
    <style:style style:name="T38_6" style:family="text">
      <style:text-properties fo:background-color="#999999"/>
    </style:style>
    <style:style style:name="T38_7" style:family="text">
      <style:text-properties fo:background-color="#999999"/>
    </style:style>
    <style:style style:name="T38_8" style:family="text">
      <style:text-properties fo:background-color="#999999"/>
    </style:style>
    <style:style style:name="T38_9" style:family="text">
      <style:text-properties fo:background-color="#999999"/>
    </style:style>
    <style:style style:name="T38_10" style:family="text">
      <style:text-properties fo:background-color="#999999"/>
    </style:style>
    <style:style style:name="T38_11" style:family="text">
      <style:text-properties fo:background-color="#999999"/>
    </style:style>
    <style:style style:name="T38_12" style:family="text">
      <style:text-properties fo:background-color="#999999"/>
    </style:style>
    <style:style style:name="T38_13" style:family="text">
      <style:text-properties fo:background-color="#999999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</office:automatic-styles>
  <office:body>
    <office:text>
      <text:list text:style-name="LS1" xml:id="list0">
        <text:list-item>
          <text:p text:style-name="P1"><text:span text:style-name="T1_1">Write</text:span><text:span text:style-name="T1_2"><text:s/></text:span><text:span text:style-name="T1_3">a</text:span><text:span text:style-name="T1_4"><text:s/></text:span><text:span text:style-name="T1_5">program</text:span><text:span text:style-name="T1_6"><text:s/></text:span><text:span text:style-name="T1_7">that</text:span><text:span text:style-name="T1_8"><text:s/></text:span><text:span text:style-name="T1_9">checks</text:span><text:span text:style-name="T1_10"><text:s/></text:span><text:span text:style-name="T1_11">which</text:span><text:span text:style-name="T1_12"><text:s/></text:span><text:span text:style-name="T1_13">number</text:span><text:span text:style-name="T1_14"><text:s/></text:span><text:span text:style-name="T1_15">is</text:span><text:span text:style-name="T1_16"><text:s/></text:span><text:span text:style-name="T1_17">higher</text:span><text:span text:style-name="T1_18"><text:s/></text:span><text:span text:style-name="T1_19">than</text:span><text:span text:style-name="T1_20"><text:s/></text:span><text:span text:style-name="T1_21">another</text:span><text:span text:style-name="T1_22">.<text:s/></text:span><text:span text:style-name="T1_23">This</text:span><text:span text:style-name="T1_24"><text:s/></text:span><text:span text:style-name="T1_25">program</text:span><text:span text:style-name="T1_26"><text:s/></text:span><text:span text:style-name="T1_27">should</text:span><text:span text:style-name="T1_28"><text:s/></text:span><text:span text:style-name="T1_29">use</text:span><text:span text:style-name="T1_30"><text:s/>2<text:s/></text:span><text:span text:style-name="T1_31">variables</text:span><text:span text:style-name="T1_32">,<text:s/></text:span><text:span text:style-name="T1_33">an</text:span><text:span text:style-name="T1_34"><text:s/></text:span><text:span text:style-name="T1_35">if</text:span><text:span text:style-name="T1_36"><text:s/></text:span><text:span text:style-name="T1_37">statement</text:span><text:span text:style-name="T1_38"><text:s/></text:span><text:span text:style-name="T1_39">and</text:span><text:span text:style-name="T1_40"><text:s/></text:span><text:span text:style-name="T1_41">an</text:span><text:span text:style-name="T1_42"><text:s/></text:span><text:span text:style-name="T1_43">else</text:span><text:span text:style-name="T1_44"><text:s/></text:span><text:span text:style-name="T1_45">statement</text:span><text:span text:style-name="T1_46">.<text:s/></text:span><text:span text:style-name="T1_47">Bonus</text:span><text:span text:style-name="T1_48">:<text:s/></text:span><text:span text:style-name="T1_49">Check</text:span><text:span text:style-name="T1_50"><text:s/></text:span><text:span text:style-name="T1_51">if</text:span><text:span text:style-name="T1_52"><text:s/></text:span><text:span text:style-name="T1_53">the</text:span><text:span text:style-name="T1_54"><text:s/></text:span><text:span text:style-name="T1_55">numbers</text:span><text:span text:style-name="T1_56"><text:s/></text:span><text:span text:style-name="T1_57">are</text:span><text:span text:style-name="T1_58"><text:s/></text:span><text:span text:style-name="T1_59">not</text:span><text:span text:style-name="T1_60"><text:s/></text:span><text:span text:style-name="T1_61">greater</text:span><text:span text:style-name="T1_62"><text:s/></text:span><text:span text:style-name="T1_63">or</text:span><text:span text:style-name="T1_64"><text:s/></text:span><text:span text:style-name="T1_65">less</text:span><text:span text:style-name="T1_66">,<text:s/></text:span><text:span text:style-name="T1_67">but</text:span><text:span text:style-name="T1_68"><text:s/></text:span><text:span text:style-name="T1_69">equal</text:span><text:span text:style-name="T1_70">.</text:span></text:p>
        </text:list-item>
      </text:list>
      <text:p text:style-name="P2"/>
      <text:p text:style-name="P3"/>
      <text:p text:style-name="P4"><text:span text:style-name="T4_1">Answer</text:span><text:span text:style-name="T4_2">:</text:span></text:p>
      <text:p text:style-name="P5"><text:span text:style-name="T5_1">#</text:span><text:span text:style-name="T5_2">include</text:span><text:span text:style-name="T5_3"><text:s/>&lt;</text:span><text:span text:style-name="T5_4">iostream</text:span><text:span text:style-name="T5_5">&gt;</text:span></text:p>
      <text:p text:style-name="P6"/>
      <text:p text:style-name="P7"><text:span text:style-name="T7_1">using</text:span><text:span text:style-name="T7_2"><text:s/></text:span><text:span text:style-name="T7_3">namespace</text:span><text:span text:style-name="T7_4"><text:s/></text:span><text:span text:style-name="T7_5">std</text:span><text:span text:style-name="T7_6">;</text:span></text:p>
      <text:p text:style-name="P8"/>
      <text:p text:style-name="P9"><text:span text:style-name="T9_1">int</text:span><text:span text:style-name="T9_2"><text:s/></text:span><text:span text:style-name="T9_3">main</text:span><text:span text:style-name="T9_4">()</text:span></text:p>
      <text:p text:style-name="P10"><text:span text:style-name="T10_1">{</text:span></text:p>
      <text:p text:style-name="P11"><text:span text:style-name="T11_1"><text:tab/></text:span><text:span text:style-name="T11_2">int</text:span><text:span text:style-name="T11_3"><text:s/></text:span><text:span text:style-name="T11_4">input</text:span><text:span text:style-name="T11_5">1,</text:span><text:span text:style-name="T11_6">input</text:span><text:span text:style-name="T11_7">2;</text:span></text:p>
      <text:p text:style-name="P12"><text:span text:style-name="T12_1"><text:tab/></text:span><text:span text:style-name="T12_2">cout</text:span><text:span text:style-name="T12_3"><text:s/>&lt;&lt;<text:s/>"</text:span><text:span text:style-name="T12_4">enter</text:span><text:span text:style-name="T12_5"><text:s/></text:span><text:span text:style-name="T12_6">a</text:span><text:span text:style-name="T12_7"><text:s/></text:span><text:span text:style-name="T12_8">number</text:span><text:span text:style-name="T12_9">:<text:s/>";</text:span></text:p>
      <text:p text:style-name="P13"><text:span text:style-name="T13_1"><text:tab/></text:span><text:span text:style-name="T13_2">cin</text:span><text:span text:style-name="T13_3"><text:s/>&gt;&gt;<text:s/></text:span><text:span text:style-name="T13_4">input</text:span><text:span text:style-name="T13_5">1;</text:span></text:p>
      <text:p text:style-name="P14"><text:span text:style-name="T14_1"><text:tab/></text:span><text:span text:style-name="T14_2">cout</text:span><text:span text:style-name="T14_3"><text:s/>&lt;&lt;<text:s/>"</text:span><text:span text:style-name="T14_4">enter</text:span><text:span text:style-name="T14_5"><text:s/></text:span><text:span text:style-name="T14_6">a</text:span><text:span text:style-name="T14_7"><text:s/></text:span><text:span text:style-name="T14_8">number</text:span><text:span text:style-name="T14_9"><text:s/></text:span><text:span text:style-name="T14_10">to</text:span><text:span text:style-name="T14_11"><text:s/></text:span><text:span text:style-name="T14_12">compare</text:span><text:span text:style-name="T14_13"><text:s/></text:span><text:span text:style-name="T14_14">to</text:span><text:span text:style-name="T14_15"><text:s/></text:span><text:span text:style-name="T14_16">the</text:span><text:span text:style-name="T14_17"><text:s/></text:span><text:span text:style-name="T14_18">first</text:span><text:span text:style-name="T14_19">:<text:s/>";</text:span></text:p>
      <text:p text:style-name="P15"><text:span text:style-name="T15_1"><text:tab/></text:span><text:span text:style-name="T15_2">cin</text:span><text:span text:style-name="T15_3"><text:s/>&gt;&gt;<text:s/></text:span><text:span text:style-name="T15_4">input</text:span><text:span text:style-name="T15_5">2;</text:span></text:p>
      <text:p text:style-name="P16"><text:span text:style-name="T16_1"><text:tab/></text:span><text:span text:style-name="T16_2">if</text:span><text:span text:style-name="T16_3">(</text:span><text:span text:style-name="T16_4">input</text:span><text:span text:style-name="T16_5">1&gt;</text:span><text:span text:style-name="T16_6">input</text:span><text:span text:style-name="T16_7">2)</text:span></text:p>
      <text:p text:style-name="P17"><text:span text:style-name="T17_1"><text:s text:c="4"/><text:tab/></text:span><text:span text:style-name="T17_2">cout</text:span><text:span text:style-name="T17_3"><text:s/>&lt;&lt;<text:s/></text:span><text:span text:style-name="T17_4">input</text:span><text:span text:style-name="T17_5">1<text:s/>&lt;&lt;<text:s/>"<text:s/></text:span><text:span text:style-name="T17_6">is</text:span><text:span text:style-name="T17_7"><text:s/></text:span><text:span text:style-name="T17_8">greater</text:span><text:span text:style-name="T17_9"><text:s/></text:span><text:span text:style-name="T17_10">than</text:span><text:span text:style-name="T17_11"><text:s/>"<text:s/>&lt;&lt;<text:s/></text:span><text:span text:style-name="T17_12">input</text:span><text:span text:style-name="T17_13">2;</text:span></text:p>
      <text:p text:style-name="P18"><text:span text:style-name="T18_1"><text:tab/></text:span><text:span text:style-name="T18_2">else</text:span></text:p>
      <text:p text:style-name="P19"><text:span text:style-name="T19_1"><text:s text:c="4"/><text:tab/></text:span><text:span text:style-name="T19_2">cout</text:span><text:span text:style-name="T19_3"><text:s/>&lt;&lt;<text:s/></text:span><text:span text:style-name="T19_4">input</text:span><text:span text:style-name="T19_5">2<text:s/>&lt;&lt;<text:s/>"<text:s/></text:span><text:span text:style-name="T19_6">is</text:span><text:span text:style-name="T19_7"><text:s/></text:span><text:span text:style-name="T19_8">greater</text:span><text:span text:style-name="T19_9"><text:s/></text:span><text:span text:style-name="T19_10">than</text:span><text:span text:style-name="T19_11"><text:s/>"<text:s/>&lt;&lt;<text:s/></text:span><text:span text:style-name="T19_12">input</text:span><text:span text:style-name="T19_13">1;</text:span></text:p>
      <text:p text:style-name="P20"><text:span text:style-name="T20_1">}</text:span></text:p>
      <text:p text:style-name="P21"/>
      <text:p text:style-name="P22"/>
      <text:p text:style-name="P23"><text:span text:style-name="T23_1">Bonus</text:span><text:span text:style-name="T23_2">:</text:span></text:p>
      <text:p text:style-name="P24"><text:span text:style-name="T24_1">#</text:span><text:span text:style-name="T24_2">include</text:span><text:span text:style-name="T24_3"><text:s/>&lt;</text:span><text:span text:style-name="T24_4">iostream</text:span><text:span text:style-name="T24_5">&gt;</text:span></text:p>
      <text:p text:style-name="P25"/>
      <text:p text:style-name="P26"><text:span text:style-name="T26_1">using</text:span><text:span text:style-name="T26_2"><text:s/></text:span><text:span text:style-name="T26_3">namespace</text:span><text:span text:style-name="T26_4"><text:s/></text:span><text:span text:style-name="T26_5">std</text:span><text:span text:style-name="T26_6">;</text:span></text:p>
      <text:p text:style-name="P27"/>
      <text:p text:style-name="P28"><text:span text:style-name="T28_1">int</text:span><text:span text:style-name="T28_2"><text:s/></text:span><text:span text:style-name="T28_3">main</text:span><text:span text:style-name="T28_4">()</text:span></text:p>
      <text:p text:style-name="P29"><text:span text:style-name="T29_1">{</text:span></text:p>
      <text:p text:style-name="P30"><text:span text:style-name="T30_1"><text:tab/></text:span><text:span text:style-name="T30_2">int</text:span><text:span text:style-name="T30_3"><text:s/></text:span><text:span text:style-name="T30_4">input</text:span><text:span text:style-name="T30_5">1,</text:span><text:span text:style-name="T30_6">input</text:span><text:span text:style-name="T30_7">2;</text:span></text:p>
      <text:p text:style-name="P31"><text:span text:style-name="T31_1"><text:tab/></text:span><text:span text:style-name="T31_2">cout</text:span><text:span text:style-name="T31_3"><text:s/>&lt;&lt;<text:s/>"</text:span><text:span text:style-name="T31_4">enter</text:span><text:span text:style-name="T31_5"><text:s/></text:span><text:span text:style-name="T31_6">a</text:span><text:span text:style-name="T31_7"><text:s/></text:span><text:span text:style-name="T31_8">number</text:span><text:span text:style-name="T31_9">:<text:s/>";</text:span></text:p>
      <text:p text:style-name="P32"><text:span text:style-name="T32_1"><text:tab/></text:span><text:span text:style-name="T32_2">cin</text:span><text:span text:style-name="T32_3"><text:s/>&gt;&gt;<text:s/></text:span><text:span text:style-name="T32_4">input</text:span><text:span text:style-name="T32_5">1;</text:span></text:p>
      <text:p text:style-name="P33"><text:span text:style-name="T33_1"><text:tab/></text:span><text:span text:style-name="T33_2">cout</text:span><text:span text:style-name="T33_3"><text:s/>&lt;&lt;<text:s/>"</text:span><text:span text:style-name="T33_4">enter</text:span><text:span text:style-name="T33_5"><text:s/></text:span><text:span text:style-name="T33_6">a</text:span><text:span text:style-name="T33_7"><text:s/></text:span><text:span text:style-name="T33_8">number</text:span><text:span text:style-name="T33_9"><text:s/></text:span><text:span text:style-name="T33_10">to</text:span><text:span text:style-name="T33_11"><text:s/></text:span><text:span text:style-name="T33_12">compare</text:span><text:span text:style-name="T33_13"><text:s/></text:span><text:span text:style-name="T33_14">to</text:span><text:span text:style-name="T33_15"><text:s/></text:span><text:span text:style-name="T33_16">the</text:span><text:span text:style-name="T33_17"><text:s/></text:span><text:span text:style-name="T33_18">first</text:span><text:span text:style-name="T33_19">:<text:s/>";</text:span></text:p>
      <text:p text:style-name="P34"><text:span text:style-name="T34_1"><text:tab/></text:span><text:span text:style-name="T34_2">cin</text:span><text:span text:style-name="T34_3"><text:s/>&gt;&gt;<text:s/></text:span><text:span text:style-name="T34_4">input</text:span><text:span text:style-name="T34_5">2;</text:span></text:p>
      <text:p text:style-name="P35"><text:span text:style-name="T35_1"><text:tab/></text:span><text:span text:style-name="T35_2">if</text:span><text:span text:style-name="T35_3">(</text:span><text:span text:style-name="T35_4">input</text:span><text:span text:style-name="T35_5">1&gt;</text:span><text:span text:style-name="T35_6">input</text:span><text:span text:style-name="T35_7">2)</text:span></text:p>
      <text:p text:style-name="P36"><text:span text:style-name="T36_1"><text:s text:c="4"/><text:tab/></text:span><text:span text:style-name="T36_2">cout</text:span><text:span text:style-name="T36_3"><text:s/>&lt;&lt;<text:s/></text:span><text:span text:style-name="T36_4">input</text:span><text:span text:style-name="T36_5">1<text:s/>&lt;&lt;<text:s/>"<text:s/></text:span><text:span text:style-name="T36_6">is</text:span><text:span text:style-name="T36_7"><text:s/></text:span><text:span text:style-name="T36_8">greater</text:span><text:span text:style-name="T36_9"><text:s/></text:span><text:span text:style-name="T36_10">than</text:span><text:span text:style-name="T36_11"><text:s/>"<text:s/>&lt;&lt;<text:s/></text:span><text:span text:style-name="T36_12">input</text:span><text:span text:style-name="T36_13">2;</text:span></text:p>
      <text:p text:style-name="P37"><text:span text:style-name="T37_1"><text:tab/></text:span><text:span text:style-name="T37_2">else</text:span><text:span text:style-name="T37_3"><text:s/></text:span><text:span text:style-name="T37_4">if</text:span><text:span text:style-name="T37_5">(</text:span><text:span text:style-name="T37_6">input</text:span><text:span text:style-name="T37_7">1==</text:span><text:span text:style-name="T37_8">input</text:span><text:span text:style-name="T37_9">2)</text:span></text:p>
      <text:p text:style-name="P38"><text:span text:style-name="T38_1"><text:s text:c="4"/><text:tab/></text:span><text:span text:style-name="T38_2">cout</text:span><text:span text:style-name="T38_3"><text:s/>&lt;&lt;<text:s/></text:span><text:span text:style-name="T38_4">input</text:span><text:span text:style-name="T38_5">1<text:s/>&lt;&lt;<text:s/>"<text:s/></text:span><text:span text:style-name="T38_6">is</text:span><text:span text:style-name="T38_7"><text:s/></text:span><text:span text:style-name="T38_8">equal</text:span><text:span text:style-name="T38_9"><text:s/></text:span><text:span text:style-name="T38_10">to</text:span><text:span text:style-name="T38_11"><text:s/>"<text:s/>&lt;&lt;<text:s/></text:span><text:span text:style-name="T38_12">input</text:span><text:span text:style-name="T38_13">2;</text:span></text:p>
      <text:p text:style-name="P39"><text:span text:style-name="T39_1"><text:tab/></text:span><text:span text:style-name="T39_2">else</text:span></text:p>
      <text:p text:style-name="P40"><text:span text:style-name="T40_1"><text:s text:c="4"/><text:tab/></text:span><text:span text:style-name="T40_2">cout</text:span><text:span text:style-name="T40_3"><text:s/>&lt;&lt;<text:s/></text:span><text:span text:style-name="T40_4">input</text:span><text:span text:style-name="T40_5">2<text:s/>&lt;&lt;<text:s/>"<text:s/></text:span><text:span text:style-name="T40_6">is</text:span><text:span text:style-name="T40_7"><text:s/></text:span><text:span text:style-name="T40_8">greater</text:span><text:span text:style-name="T40_9"><text:s/></text:span><text:span text:style-name="T40_10">than</text:span><text:span text:style-name="T40_11"><text:s/>"<text:s/>&lt;&lt;<text:s/></text:span><text:span text:style-name="T40_12">input</text:span><text:span text:style-name="T40_13">1;</text:span></text:p>
      <text:p text:style-name="P41"><text:span text:style-name="T41_1">}</text:span></text:p>
      <text:p text:style-name="P42"/>
      <text:p text:style-name="P4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